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3cm"/>
    </style:style>
    <style:style style:name="co3" style:family="table-column">
      <style:table-column-properties fo:break-before="auto" style:column-width="3.219cm"/>
    </style:style>
    <style:style style:name="co4" style:family="table-column">
      <style:table-column-properties fo:break-before="auto" style:column-width="3.002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383cm"/>
    </style:style>
    <style:style style:name="co9" style:family="table-column">
      <style:table-column-properties fo:break-before="auto" style:column-width="2.5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node-node (single)</text:p>
          </table:table-cell>
          <table:table-cell table:style-name="ce1" office:value-type="string" calcext:value-type="string">
            <text:p>node-node (all)</text:p>
          </table:table-cell>
          <table:table-cell table:style-name="ce1" office:value-type="string" calcext:value-type="string">
            <text:p>node-all (single)</text:p>
          </table:table-cell>
          <table:table-cell table:style-name="ce1" office:value-type="string" calcext:value-type="string">
            <text:p>node-all (all)</text:p>
          </table:table-cell>
          <table:table-cell table:style-name="ce1" office:value-type="string" calcext:value-type="string">
            <text:p>all-all (single)</text:p>
          </table:table-cell>
          <table:table-cell table:style-name="ce1" office:value-type="string" calcext:value-type="string">
            <text:p>all-all (all)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cycle-5-ud-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5-ud-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5-ud-0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8-ud-0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8-ud-0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8-ud-0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QR-ud-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QR-ud-0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QR-ud-0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ar-8-ud-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ar-8-ud-0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ar-8-ud-0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romboid-7-ud-0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mboid-7-ud-0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mboid-7-ud-0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9-ud-0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romboid-9-ud-0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romboid-9-ud-0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1-ud-0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mallNet-1-ud-0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1-ud-0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max identifier=</text:p>
          </table:table-cell>
          <table:table-cell table:style-name="Default" table:formula="of:=MAX([.C5:.H25])" office:value-type="float" office:value="48" calcext:value-type="float">
            <text:p/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number-style style:name="N10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00/00/0000</text:date>, <text:time style:data-style-name="N2" text:time-value="11:00:30.300341234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uís </meta:initial-creator>
    <meta:creation-date>2019-01-21T08:54:05.285751694</meta:creation-date>
    <dc:date>2019-01-22T11:02:06.848907325</dc:date>
    <dc:creator>Lluís </dc:creator>
    <meta:editing-duration>PT1H30M54S</meta:editing-duration>
    <meta:editing-cycles>22</meta:editing-cycles>
    <meta:generator>LibreOffice/4.2.3.3$Linux_x86 LibreOffice_project/420m0$Build-3</meta:generator>
    <meta:document-statistic meta:table-count="1" meta:cell-count="78" meta:object-count="0"/>
  </office:meta>
</office:document-meta>
</file>